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10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6987" calcext:value-type="float">
            <text:p>76,987</text:p>
          </table:table-cell>
          <table:table-cell table:style-name="ce38" office:value-type="float" office:value="3525" calcext:value-type="float">
            <text:p>3,525</text:p>
          </table:table-cell>
          <table:table-cell table:style-name="ce38" office:value-type="float" office:value="4125" calcext:value-type="float">
            <text:p>4,125</text:p>
          </table:table-cell>
          <table:table-cell table:style-name="ce38" office:value-type="float" office:value="2522" calcext:value-type="float">
            <text:p>2,522</text:p>
          </table:table-cell>
          <table:table-cell table:style-name="ce38" office:value-type="float" office:value="9656" calcext:value-type="float">
            <text:p>9,656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8" calcext:value-type="float">
            <text:p>23,498</text:p>
          </table:table-cell>
          <table:table-cell table:style-name="ce38" office:value-type="float" office:value="30752" calcext:value-type="float">
            <text:p>30,752</text:p>
          </table:table-cell>
          <table:table-cell table:style-name="ce38" office:value-type="float" office:value="2670" calcext:value-type="float">
            <text:p>2,67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4172" calcext:value-type="float">
            <text:p>74,172</text:p>
          </table:table-cell>
          <table:table-cell table:style-name="ce38" office:value-type="float" office:value="3334" calcext:value-type="float">
            <text:p>3,334</text:p>
          </table:table-cell>
          <table:table-cell table:style-name="ce38" office:value-type="float" office:value="7008" calcext:value-type="float">
            <text:p>7,008</text:p>
          </table:table-cell>
          <table:table-cell table:style-name="ce38" office:value-type="float" office:value="2459" calcext:value-type="float">
            <text:p>2,459</text:p>
          </table:table-cell>
          <table:table-cell table:style-name="ce38" office:value-type="float" office:value="6387" calcext:value-type="float">
            <text:p>6,387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4" calcext:value-type="float">
            <text:p>23,494</text:p>
          </table:table-cell>
          <table:table-cell table:style-name="ce38" office:value-type="float" office:value="30751" calcext:value-type="float">
            <text:p>30,751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19" calcext:value-type="float">
            <text:p>19</text:p>
          </table:table-cell>
          <table:table-cell table:style-name="ce62" office:value-type="float" office:value="2815" calcext:value-type="float">
            <text:p>2,815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538" calcext:value-type="float">
            <text:p>33,538</text:p>
          </table:table-cell>
          <table:table-cell table:style-name="ce39" office:value-type="float" office:value="1597" calcext:value-type="float">
            <text:p>1,597</text:p>
          </table:table-cell>
          <table:table-cell table:style-name="ce39" office:value-type="float" office:value="1979" calcext:value-type="float">
            <text:p>1,979</text:p>
          </table:table-cell>
          <table:table-cell table:style-name="ce39" office:value-type="float" office:value="1210" calcext:value-type="float">
            <text:p>1,210</text:p>
          </table:table-cell>
          <table:table-cell table:style-name="ce39" office:value-type="float" office:value="4311" calcext:value-type="float">
            <text:p>4,311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4" calcext:value-type="float">
            <text:p>10,354</text:p>
          </table:table-cell>
          <table:table-cell table:style-name="ce39" office:value-type="float" office:value="13589" calcext:value-type="float">
            <text:p>13,589</text:p>
          </table:table-cell>
          <table:table-cell table:style-name="ce39" office:value-type="float" office:value="366" calcext:value-type="float">
            <text:p>36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3187" calcext:value-type="float">
            <text:p>33,187</text:p>
          </table:table-cell>
          <table:table-cell table:style-name="ce39" office:value-type="float" office:value="1593" calcext:value-type="float">
            <text:p>1,593</text:p>
          </table:table-cell>
          <table:table-cell table:style-name="ce39" office:value-type="float" office:value="3138" calcext:value-type="float">
            <text:p>3,138</text:p>
          </table:table-cell>
          <table:table-cell table:style-name="ce39" office:value-type="float" office:value="1074" calcext:value-type="float">
            <text:p>1,074</text:p>
          </table:table-cell>
          <table:table-cell table:style-name="ce39" office:value-type="float" office:value="3081" calcext:value-type="float">
            <text:p>3,081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1" calcext:value-type="float">
            <text:p>10,351</text:p>
          </table:table-cell>
          <table:table-cell table:style-name="ce39" office:value-type="float" office:value="13587" calcext:value-type="float">
            <text:p>13,587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11" calcext:value-type="float">
            <text:p>11</text:p>
          </table:table-cell>
          <table:table-cell table:style-name="ce63" office:value-type="float" office:value="351" calcext:value-type="float">
            <text:p>351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3449" calcext:value-type="float">
            <text:p>43,449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2146" calcext:value-type="float">
            <text:p>2,146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5345" calcext:value-type="float">
            <text:p>5,345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4" calcext:value-type="float">
            <text:p>13,144</text:p>
          </table:table-cell>
          <table:table-cell table:style-name="ce40" office:value-type="float" office:value="17163" calcext:value-type="float">
            <text:p>17,163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0985" calcext:value-type="float">
            <text:p>40,985</text:p>
          </table:table-cell>
          <table:table-cell table:style-name="ce40" office:value-type="float" office:value="1741" calcext:value-type="float">
            <text:p>1,741</text:p>
          </table:table-cell>
          <table:table-cell table:style-name="ce40" office:value-type="float" office:value="3870" calcext:value-type="float">
            <text:p>3,870</text:p>
          </table:table-cell>
          <table:table-cell table:style-name="ce40" office:value-type="float" office:value="1385" calcext:value-type="float">
            <text:p>1,385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3" calcext:value-type="float">
            <text:p>13,143</text:p>
          </table:table-cell>
          <table:table-cell table:style-name="ce40" office:value-type="float" office:value="17164" calcext:value-type="float">
            <text:p>17,164</text:p>
          </table:table-cell>
          <table:table-cell table:style-name="ce40" office:value-type="float" office:value="26" calcext:value-type="float">
            <text:p>26</text:p>
          </table:table-cell>
          <table:table-cell table:style-name="ce46" office:value-type="float" office:value="8" calcext:value-type="float">
            <text:p>8</text:p>
          </table:table-cell>
          <table:table-cell table:style-name="ce64" office:value-type="float" office:value="2464" calcext:value-type="float">
            <text:p>2,464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6136" calcext:value-type="float">
            <text:p>76,136</text:p>
          </table:table-cell>
          <table:table-cell table:style-name="ce38" office:value-type="float" office:value="3523" calcext:value-type="float">
            <text:p>3,523</text:p>
          </table:table-cell>
          <table:table-cell table:style-name="ce38" office:value-type="float" office:value="4068" calcext:value-type="float">
            <text:p>4,068</text:p>
          </table:table-cell>
          <table:table-cell table:style-name="ce38" office:value-type="float" office:value="2477" calcext:value-type="float">
            <text:p>2,477</text:p>
          </table:table-cell>
          <table:table-cell table:style-name="ce38" office:value-type="float" office:value="9080" calcext:value-type="float">
            <text:p>9,080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8" calcext:value-type="float">
            <text:p>23,498</text:p>
          </table:table-cell>
          <table:table-cell table:style-name="ce38" office:value-type="float" office:value="30601" calcext:value-type="float">
            <text:p>30,601</text:p>
          </table:table-cell>
          <table:table-cell table:style-name="ce38" office:value-type="float" office:value="2650" calcext:value-type="float">
            <text:p>2,65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3777" calcext:value-type="float">
            <text:p>73,777</text:p>
          </table:table-cell>
          <table:table-cell table:style-name="ce38" office:value-type="float" office:value="3320" calcext:value-type="float">
            <text:p>3,320</text:p>
          </table:table-cell>
          <table:table-cell table:style-name="ce38" office:value-type="float" office:value="6953" calcext:value-type="float">
            <text:p>6,953</text:p>
          </table:table-cell>
          <table:table-cell table:style-name="ce38" office:value-type="float" office:value="2443" calcext:value-type="float">
            <text:p>2,443</text:p>
          </table:table-cell>
          <table:table-cell table:style-name="ce38" office:value-type="float" office:value="6228" calcext:value-type="float">
            <text:p>6,228</text:p>
          </table:table-cell>
          <table:table-cell table:style-name="ce38" office:value-type="float" office:value="678" calcext:value-type="float">
            <text:p>6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4" calcext:value-type="float">
            <text:p>23,494</text:p>
          </table:table-cell>
          <table:table-cell table:style-name="ce38" office:value-type="float" office:value="30600" calcext:value-type="float">
            <text:p>30,600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19" calcext:value-type="float">
            <text:p>19</text:p>
          </table:table-cell>
          <table:table-cell table:style-name="ce65" office:value-type="float" office:value="2359" calcext:value-type="float">
            <text:p>2,359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3122" calcext:value-type="float">
            <text:p>33,122</text:p>
          </table:table-cell>
          <table:table-cell table:style-name="ce39" office:value-type="float" office:value="1596" calcext:value-type="float">
            <text:p>1,596</text:p>
          </table:table-cell>
          <table:table-cell table:style-name="ce39" office:value-type="float" office:value="1946" calcext:value-type="float">
            <text:p>1,946</text:p>
          </table:table-cell>
          <table:table-cell table:style-name="ce39" office:value-type="float" office:value="1186" calcext:value-type="float">
            <text:p>1,186</text:p>
          </table:table-cell>
          <table:table-cell table:style-name="ce39" office:value-type="float" office:value="4032" calcext:value-type="float">
            <text:p>4,032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4" calcext:value-type="float">
            <text:p>10,354</text:p>
          </table:table-cell>
          <table:table-cell table:style-name="ce39" office:value-type="float" office:value="13511" calcext:value-type="float">
            <text:p>13,511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2969" calcext:value-type="float">
            <text:p>32,969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3114" calcext:value-type="float">
            <text:p>3,114</text:p>
          </table:table-cell>
          <table:table-cell table:style-name="ce39" office:value-type="float" office:value="1066" calcext:value-type="float">
            <text:p>1,066</text:p>
          </table:table-cell>
          <table:table-cell table:style-name="ce39" office:value-type="float" office:value="2984" calcext:value-type="float">
            <text:p>2,984</text:p>
          </table:table-cell>
          <table:table-cell table:style-name="ce39" office:value-type="float" office:value="336" calcext:value-type="float">
            <text:p>3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1" calcext:value-type="float">
            <text:p>10,351</text:p>
          </table:table-cell>
          <table:table-cell table:style-name="ce39" office:value-type="float" office:value="13509" calcext:value-type="float">
            <text:p>13,509</text:p>
          </table:table-cell>
          <table:table-cell table:style-name="ce39" office:value-type="float" office:value="16" calcext:value-type="float">
            <text:p>16</text:p>
          </table:table-cell>
          <table:table-cell table:style-name="ce45" office:value-type="float" office:value="11" calcext:value-type="float">
            <text:p>11</text:p>
          </table:table-cell>
          <table:table-cell table:style-name="ce66" office:value-type="float" office:value="153" calcext:value-type="float">
            <text:p>153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3014" calcext:value-type="float">
            <text:p>43,014</text:p>
          </table:table-cell>
          <table:table-cell table:style-name="ce40" office:value-type="float" office:value="1927" calcext:value-type="float">
            <text:p>1,927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5048" calcext:value-type="float">
            <text:p>5,048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4" calcext:value-type="float">
            <text:p>13,144</text:p>
          </table:table-cell>
          <table:table-cell table:style-name="ce40" office:value-type="float" office:value="17090" calcext:value-type="float">
            <text:p>17,090</text:p>
          </table:table-cell>
          <table:table-cell table:style-name="ce40" office:value-type="float" office:value="2285" calcext:value-type="float">
            <text:p>2,28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0808" calcext:value-type="float">
            <text:p>40,808</text:p>
          </table:table-cell>
          <table:table-cell table:style-name="ce40" office:value-type="float" office:value="1738" calcext:value-type="float">
            <text:p>1,738</text:p>
          </table:table-cell>
          <table:table-cell table:style-name="ce40" office:value-type="float" office:value="3839" calcext:value-type="float">
            <text:p>3,839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3244" calcext:value-type="float">
            <text:p>3,244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3" calcext:value-type="float">
            <text:p>13,143</text:p>
          </table:table-cell>
          <table:table-cell table:style-name="ce40" office:value-type="float" office:value="17091" calcext:value-type="float">
            <text:p>17,091</text:p>
          </table:table-cell>
          <table:table-cell table:style-name="ce40" office:value-type="float" office:value="26" calcext:value-type="float">
            <text:p>26</text:p>
          </table:table-cell>
          <table:table-cell table:style-name="ce46" office:value-type="float" office:value="8" calcext:value-type="float">
            <text:p>8</text:p>
          </table:table-cell>
          <table:table-cell table:style-name="ce67" office:value-type="float" office:value="2206" calcext:value-type="float">
            <text:p>2,206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8341" calcext:value-type="float">
            <text:p>58,341</text:p>
          </table:table-cell>
          <table:table-cell table:style-name="ce38" office:value-type="float" office:value="1944" calcext:value-type="float">
            <text:p>1,944</text:p>
          </table:table-cell>
          <table:table-cell table:style-name="ce38" office:value-type="float" office:value="3952" calcext:value-type="float">
            <text:p>3,952</text:p>
          </table:table-cell>
          <table:table-cell table:style-name="ce38" office:value-type="float" office:value="2277" calcext:value-type="float">
            <text:p>2,2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8" calcext:value-type="float">
            <text:p>23,498</text:p>
          </table:table-cell>
          <table:table-cell table:style-name="ce38" office:value-type="float" office:value="24355" calcext:value-type="float">
            <text:p>24,355</text:p>
          </table:table-cell>
          <table:table-cell table:style-name="ce38" office:value-type="float" office:value="2149" calcext:value-type="float">
            <text:p>2,14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9842" calcext:value-type="float">
            <text:p>59,842</text:p>
          </table:table-cell>
          <table:table-cell table:style-name="ce38" office:value-type="float" office:value="2295" calcext:value-type="float">
            <text:p>2,295</text:p>
          </table:table-cell>
          <table:table-cell table:style-name="ce38" office:value-type="float" office:value="6753" calcext:value-type="float">
            <text:p>6,753</text:p>
          </table:table-cell>
          <table:table-cell table:style-name="ce38" office:value-type="float" office:value="2327" calcext:value-type="float">
            <text:p>2,3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6" calcext:value-type="float">
            <text:p>5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94" calcext:value-type="float">
            <text:p>23,494</text:p>
          </table:table-cell>
          <table:table-cell table:style-name="ce38" office:value-type="float" office:value="24354" calcext:value-type="float">
            <text:p>24,35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float" office:value="16" calcext:value-type="float">
            <text:p>16</text:p>
          </table:table-cell>
          <table:table-cell table:style-name="ce65" office:value-type="float" office:value="-1501" calcext:value-type="float">
            <text:p><text:s text:c="7"/>－1,501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5273" calcext:value-type="float">
            <text:p>25,273</text:p>
          </table:table-cell>
          <table:table-cell table:style-name="ce39" office:value-type="float" office:value="889" calcext:value-type="float">
            <text:p>889</text:p>
          </table:table-cell>
          <table:table-cell table:style-name="ce39" office:value-type="float" office:value="1888" calcext:value-type="float">
            <text:p>1,888</text:p>
          </table:table-cell>
          <table:table-cell table:style-name="ce39" office:value-type="float" office:value="1096" calcext:value-type="float">
            <text:p>1,0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4" calcext:value-type="float">
            <text:p>10,354</text:p>
          </table:table-cell>
          <table:table-cell table:style-name="ce39" office:value-type="float" office:value="10718" calcext:value-type="float">
            <text:p>10,718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6508" calcext:value-type="float">
            <text:p>26,508</text:p>
          </table:table-cell>
          <table:table-cell table:style-name="ce39" office:value-type="float" office:value="1112" calcext:value-type="float">
            <text:p>1,112</text:p>
          </table:table-cell>
          <table:table-cell table:style-name="ce39" office:value-type="float" office:value="3024" calcext:value-type="float">
            <text:p>3,024</text:p>
          </table:table-cell>
          <table:table-cell table:style-name="ce39" office:value-type="float" office:value="1008" calcext:value-type="float">
            <text:p>1,0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351" calcext:value-type="float">
            <text:p>10,351</text:p>
          </table:table-cell>
          <table:table-cell table:style-name="ce39" office:value-type="float" office:value="10716" calcext:value-type="float">
            <text:p>10,716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9" calcext:value-type="float">
            <text:p>9</text:p>
          </table:table-cell>
          <table:table-cell table:style-name="ce66" office:value-type="float" office:value="-1235" calcext:value-type="float">
            <text:p><text:s text:c="7"/>－1,23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3068" calcext:value-type="float">
            <text:p>33,068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2064" calcext:value-type="float">
            <text:p>2,064</text:p>
          </table:table-cell>
          <table:table-cell table:style-name="ce40" office:value-type="float" office:value="1181" calcext:value-type="float">
            <text:p>1,1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4" calcext:value-type="float">
            <text:p>13,144</text:p>
          </table:table-cell>
          <table:table-cell table:style-name="ce40" office:value-type="float" office:value="13637" calcext:value-type="float">
            <text:p>13,637</text:p>
          </table:table-cell>
          <table:table-cell table:style-name="ce40" office:value-type="float" office:value="1921" calcext:value-type="float">
            <text:p>1,9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3334" calcext:value-type="float">
            <text:p>33,334</text:p>
          </table:table-cell>
          <table:table-cell table:style-name="ce40" office:value-type="float" office:value="1183" calcext:value-type="float">
            <text:p>1,183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143" calcext:value-type="float">
            <text:p>13,143</text:p>
          </table:table-cell>
          <table:table-cell table:style-name="ce40" office:value-type="float" office:value="13638" calcext:value-type="float">
            <text:p>13,638</text:p>
          </table:table-cell>
          <table:table-cell table:style-name="ce40" office:value-type="float" office:value="18" calcext:value-type="float">
            <text:p>18</text:p>
          </table:table-cell>
          <table:table-cell table:style-name="ce46" office:value-type="float" office:value="7" calcext:value-type="float">
            <text:p>7</text:p>
          </table:table-cell>
          <table:table-cell table:style-name="ce67" office:value-type="float" office:value="-266" calcext:value-type="float">
            <text:p><text:s text:c="7"/>－26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282" calcext:value-type="float">
            <text:p>13,282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2695" calcext:value-type="float">
            <text:p>2,695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31" calcext:value-type="float">
            <text:p>4,031</text:p>
          </table:table-cell>
          <table:table-cell table:style-name="ce41" office:value-type="float" office:value="4993" calcext:value-type="float">
            <text:p>4,993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807" calcext:value-type="float">
            <text:p>12,807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3881" calcext:value-type="float">
            <text:p>3,881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9" calcext:value-type="float">
            <text:p>2,829</text:p>
          </table:table-cell>
          <table:table-cell table:style-name="ce41" office:value-type="float" office:value="4992" calcext:value-type="float">
            <text:p>4,99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475" calcext:value-type="float">
            <text:p>4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838" calcext:value-type="float">
            <text:p>5,838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294" calcext:value-type="float">
            <text:p>1,29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3" calcext:value-type="float">
            <text:p>1,813</text:p>
          </table:table-cell>
          <table:table-cell table:style-name="ce42" office:value-type="float" office:value="2156" calcext:value-type="float">
            <text:p>2,15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708" calcext:value-type="float">
            <text:p>5,708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1713" calcext:value-type="float">
            <text:p>1,71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2155" calcext:value-type="float">
            <text:p>2,15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130" calcext:value-type="float">
            <text:p>13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44" calcext:value-type="float">
            <text:p>7,444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1401" calcext:value-type="float">
            <text:p>1,401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8" calcext:value-type="float">
            <text:p>2,218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99" calcext:value-type="float">
            <text:p>7,099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2168" calcext:value-type="float">
            <text:p>2,16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8" calcext:value-type="float">
            <text:p>1,518</text:p>
          </table:table-cell>
          <table:table-cell table:style-name="ce43" office:value-type="float" office:value="2837" calcext:value-type="float">
            <text:p>2,83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345" calcext:value-type="float">
            <text:p>34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14" calcext:value-type="float">
            <text:p><text:s text:c="7"/>－11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94" calcext:value-type="float">
            <text:p>59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88" calcext:value-type="float">
            <text:p><text:s text:c="7"/>－8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470" calcext:value-type="float">
            <text:p>4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507" calcext:value-type="float">
            <text:p>6,507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07" calcext:value-type="float">
            <text:p>2,307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6" calcext:value-type="float">
            <text:p>7,756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773" calcext:value-type="float">
            <text:p>77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97" calcext:value-type="float">
            <text:p>3,197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-1249" calcext:value-type="float">
            <text:p><text:s text:c="7"/>－1,24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70" calcext:value-type="float">
            <text:p>2,87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6" calcext:value-type="float">
            <text:p>3,436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06" calcext:value-type="float">
            <text:p>1,406</text:p>
          </table:table-cell>
          <table:table-cell table:style-name="ce42" office:value-type="float" office:value="1461" calcext:value-type="float">
            <text:p>1,46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-566" calcext:value-type="float">
            <text:p><text:s text:c="7"/>－56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37" calcext:value-type="float">
            <text:p>3,637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1803" calcext:value-type="float">
            <text:p>1,803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20" calcext:value-type="float">
            <text:p>4,320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1" calcext:value-type="float">
            <text:p>1,791</text:p>
          </table:table-cell>
          <table:table-cell table:style-name="ce43" office:value-type="float" office:value="1804" calcext:value-type="float">
            <text:p>1,80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683" calcext:value-type="float">
            <text:p><text:s text:c="7"/>－68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7" calcext:value-type="float">
            <text:p>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566" calcext:value-type="float">
            <text:p>5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93" calcext:value-type="float">
            <text:p>9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239" calcext:value-type="float">
            <text:p>2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" calcext:value-type="float">
            <text:p><text:s text:c="7"/>－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90" calcext:value-type="float">
            <text:p>99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2" calcext:value-type="float">
            <text:p>1,45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86" calcext:value-type="float">
            <text:p>5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1" calcext:value-type="float">
            <text:p>3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334" calcext:value-type="float">
            <text:p>33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190" calcext:value-type="float">
            <text:p>4,19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64" calcext:value-type="float">
            <text:p>4,06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1587" calcext:value-type="float">
            <text:p>1,58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26" calcext:value-type="float">
            <text:p>12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2" calcext:value-type="float">
            <text:p>1,71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2" calcext:value-type="float">
            <text:p>1,73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661" calcext:value-type="float">
            <text:p>6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0" calcext:value-type="float">
            <text:p><text:s text:c="7"/>－2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78" calcext:value-type="float">
            <text:p>2,47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5" calcext:value-type="float">
            <text:p>1,295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2" calcext:value-type="float">
            <text:p>1,232</text:p>
          </table:table-cell>
          <table:table-cell table:style-name="ce43" office:value-type="float" office:value="926" calcext:value-type="float">
            <text:p>9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6" calcext:value-type="float">
            <text:p>14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58" calcext:value-type="float">
            <text:p>2,95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9" calcext:value-type="float">
            <text:p>1,429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47" calcext:value-type="float">
            <text:p><text:s text:c="7"/>－44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28" calcext:value-type="float">
            <text:p>1,228</text:p>
          </table:table-cell>
          <table:table-cell table:number-columns-repeated="2" table:style-name="ce4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7" calcext:value-type="float">
            <text:p>1,51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89" calcext:value-type="float">
            <text:p><text:s text:c="7"/>－28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30" calcext:value-type="float">
            <text:p>1,73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8" calcext:value-type="float">
            <text:p>1,88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925" calcext:value-type="float">
            <text:p>9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58" calcext:value-type="float">
            <text:p><text:s text:c="7"/>－15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29" calcext:value-type="float">
            <text:p><text:s text:c="7"/>－32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98" calcext:value-type="float">
            <text:p>1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37" calcext:value-type="float">
            <text:p><text:s text:c="7"/>－13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92" calcext:value-type="float">
            <text:p><text:s text:c="7"/>－19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5" calcext:value-type="float">
            <text:p>2,01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729" calcext:value-type="float">
            <text:p>7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2" calcext:value-type="float">
            <text:p><text:s text:c="7"/>－5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00" calcext:value-type="float">
            <text:p>3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2" calcext:value-type="float">
            <text:p><text:s text:c="7"/>－3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26" calcext:value-type="float">
            <text:p>1,1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9" calcext:value-type="float">
            <text:p>569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6" calcext:value-type="float">
            <text:p>1,14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429" calcext:value-type="float">
            <text:p>42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0" calcext:value-type="float">
            <text:p><text:s text:c="7"/>－2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26" calcext:value-type="float">
            <text:p>1,526</text:p>
          </table:table-cell>
          <table:table-cell table:number-columns-repeated="2"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422" calcext:value-type="float">
            <text:p>42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422" calcext:value-type="float">
            <text:p>4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" calcext:value-type="float">
            <text:p><text:s text:c="7"/>－4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1" calcext:value-type="float">
            <text:p>64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168" calcext:value-type="float">
            <text:p>16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" calcext:value-type="float">
            <text:p>5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44" calcext:value-type="float">
            <text:p>144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1" calcext:value-type="float">
            <text:p>1,07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9" calcext:value-type="float">
            <text:p>539</text:p>
          </table:table-cell>
          <table:table-cell table:style-name="ce42" office:value-type="float" office:value="387" calcext:value-type="float">
            <text:p>3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465" calcext:value-type="float">
            <text:p>1,46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8" calcext:value-type="float">
            <text:p>1,338</text:p>
          </table:table-cell>
          <table:table-cell table:number-columns-repeated="2" table:style-name="ce43" office:value-type="float" office:value="38" calcext:value-type="float">
            <text:p>3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6" calcext:value-type="float">
            <text:p>686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27" calcext:value-type="float">
            <text:p>127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28" calcext:value-type="float">
            <text:p>3,228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47" calcext:value-type="float">
            <text:p>4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47" calcext:value-type="float">
            <text:p>5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2" calcext:value-type="float">
            <text:p>1,45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435" calcext:value-type="float">
            <text:p>4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6" calcext:value-type="float">
            <text:p><text:s text:c="7"/>－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39" calcext:value-type="float">
            <text:p>1,83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9" calcext:value-type="float">
            <text:p>499</text:p>
          </table:table-cell>
          <table:table-cell table:style-name="ce43" office:value-type="float" office:value="540" calcext:value-type="float">
            <text:p>540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76" calcext:value-type="float">
            <text:p>1,77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540" calcext:value-type="float">
            <text:p>54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63" calcext:value-type="float">
            <text:p>6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1284" calcext:value-type="float">
            <text:p>1,2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53" calcext:value-type="float">
            <text:p><text:s text:c="7"/>－55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75" calcext:value-type="float">
            <text:p>97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3" calcext:value-type="float">
            <text:p>1,23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1" calcext:value-type="float">
            <text:p>401</text:p>
          </table:table-cell>
          <table:table-cell table:style-name="ce42" office:value-type="float" office:value="576" calcext:value-type="float">
            <text:p>5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58" calcext:value-type="float">
            <text:p><text:s text:c="7"/>－25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76" calcext:value-type="float">
            <text:p>1,27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708" calcext:value-type="float">
            <text:p>708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1" calcext:value-type="float">
            <text:p>1,57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708" calcext:value-type="float">
            <text:p>7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95" calcext:value-type="float">
            <text:p><text:s text:c="7"/>－29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93" calcext:value-type="float">
            <text:p>69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66" calcext:value-type="float">
            <text:p><text:s text:c="7"/>－6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40" calcext:value-type="float">
            <text:p><text:s text:c="7"/>－4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27" calcext:value-type="float">
            <text:p>1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52" calcext:value-type="float">
            <text:p><text:s text:c="7"/>－15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36" calcext:value-type="float">
            <text:p>3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2" calcext:value-type="float">
            <text:p><text:s text:c="7"/>－9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4" calcext:value-type="float">
            <text:p>7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60" calcext:value-type="float">
            <text:p><text:s text:c="7"/>－6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53" calcext:value-type="float">
            <text:p>253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36" calcext:value-type="float">
            <text:p>13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1" calcext:value-type="float">
            <text:p>2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7" calcext:value-type="float">
            <text:p>117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6" calcext:value-type="float">
            <text:p>1,78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20" calcext:value-type="float">
            <text:p><text:s text:c="7"/>－320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3" calcext:value-type="float">
            <text:p>63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359" calcext:value-type="float">
            <text:p>3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9" calcext:value-type="float">
            <text:p><text:s text:c="7"/>－159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4" calcext:value-type="float">
            <text:p>99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161" calcext:value-type="float">
            <text:p><text:s text:c="7"/>－16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6" calcext:value-type="float">
            <text:p>1,47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623" calcext:value-type="float">
            <text:p>6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8" calcext:value-type="float">
            <text:p>68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4" calcext:value-type="float">
            <text:p>2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2" calcext:value-type="float">
            <text:p>352</text:p>
          </table:table-cell>
          <table:table-cell table:style-name="ce43" office:value-type="float" office:value="348" calcext:value-type="float">
            <text:p>3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0" calcext:value-type="float">
            <text:p>11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617" calcext:value-type="float">
            <text:p>4,617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2183" calcext:value-type="float">
            <text:p>2,18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68" office:value-type="float" office:value="649" calcext:value-type="float">
            <text:p>64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44" calcext:value-type="float">
            <text:p>2,34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2" calcext:value-type="float">
            <text:p>1,122</text:p>
          </table:table-cell>
          <table:table-cell table:style-name="ce42" office:value-type="float" office:value="1018" calcext:value-type="float">
            <text:p>1,0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4" calcext:value-type="float">
            <text:p>2,11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1018" calcext:value-type="float">
            <text:p>1,01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230" calcext:value-type="float">
            <text:p>23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22" calcext:value-type="float">
            <text:p>2,922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4" calcext:value-type="float">
            <text:p>1,464</text:p>
          </table:table-cell>
          <table:table-cell table:style-name="ce43" office:value-type="float" office:value="1165" calcext:value-type="float">
            <text:p>1,165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503" calcext:value-type="float">
            <text:p>2,50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1165" calcext:value-type="float">
            <text:p>1,16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419" calcext:value-type="float">
            <text:p>4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1" calcext:value-type="float">
            <text:p>57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322" calcext:value-type="float">
            <text:p>32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74" calcext:value-type="float">
            <text:p><text:s text:c="7"/>－17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6" calcext:value-type="float">
            <text:p>316</text:p>
          </table:table-cell>
          <table:table-cell table:style-name="ce42" office:value-type="float" office:value="150" calcext:value-type="float">
            <text:p>1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5" calcext:value-type="float">
            <text:p><text:s text:c="7"/>－7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47" calcext:value-type="float">
            <text:p>54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6" calcext:value-type="float">
            <text:p>64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72" calcext:value-type="float">
            <text:p>1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9" calcext:value-type="float">
            <text:p><text:s text:c="7"/>－9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5" calcext:value-type="float">
            <text:p>1,095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1" calcext:value-type="float">
            <text:p>2,481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" calcext:value-type="float">
            <text:p><text:s text:c="7"/>－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35" calcext:value-type="float">
            <text:p>1,0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459" calcext:value-type="float">
            <text:p>4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" calcext:value-type="float">
            <text:p><text:s text:c="7"/>－1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42" calcext:value-type="float">
            <text:p>1,44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1" calcext:value-type="float">
            <text:p>631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1" calcext:value-type="float">
            <text:p>1,43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2507" calcext:value-type="float">
            <text:p>12,507</text:p>
          </table:table-cell>
          <table:table-cell table:style-name="ce44" office:value-type="float" office:value="1384" calcext:value-type="float">
            <text:p>1,38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753" calcext:value-type="float">
            <text:p>6,753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781" calcext:value-type="float">
            <text:p>3,781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708" calcext:value-type="float">
            <text:p>8,708</text:p>
          </table:table-cell>
          <table:table-cell table:style-name="ce44" office:value-type="float" office:value="789" calcext:value-type="float">
            <text:p>78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3951" calcext:value-type="float">
            <text:p>3,951</text:p>
          </table:table-cell>
          <table:table-cell table:style-name="ce44" office:value-type="float" office:value="57" calcext:value-type="float">
            <text:p>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781" calcext:value-type="float">
            <text:p>3,78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" calcext:value-type="float">
            <text:p>2</text:p>
          </table:table-cell>
          <table:table-cell table:style-name="ce65" office:value-type="float" office:value="3799" calcext:value-type="float">
            <text:p>3,799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540" calcext:value-type="float">
            <text:p>5,540</text:p>
          </table:table-cell>
          <table:table-cell table:style-name="ce45" office:value-type="float" office:value="618" calcext:value-type="float">
            <text:p>61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3024" calcext:value-type="float">
            <text:p>3,024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77" calcext:value-type="float">
            <text:p>1,677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4026" calcext:value-type="float">
            <text:p>4,026</text:p>
          </table:table-cell>
          <table:table-cell table:style-name="ce45" office:value-type="float" office:value="364" calcext:value-type="float">
            <text:p>36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1888" calcext:value-type="float">
            <text:p>1,888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77" calcext:value-type="float">
            <text:p>1,677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1514" calcext:value-type="float">
            <text:p>1,51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6967" calcext:value-type="float">
            <text:p>6,967</text:p>
          </table:table-cell>
          <table:table-cell table:style-name="ce46" office:value-type="float" office:value="766" calcext:value-type="float">
            <text:p>76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3729" calcext:value-type="float">
            <text:p>3,729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04" calcext:value-type="float">
            <text:p>2,104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682" calcext:value-type="float">
            <text:p>4,682</text:p>
          </table:table-cell>
          <table:table-cell table:style-name="ce46" office:value-type="float" office:value="425" calcext:value-type="float">
            <text:p>42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2063" calcext:value-type="float">
            <text:p>2,063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04" calcext:value-type="float">
            <text:p>2,10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2285" calcext:value-type="float">
            <text:p>2,285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5288" calcext:value-type="float">
            <text:p>5,288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27" calcext:value-type="float">
            <text:p>2,327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465" calcext:value-type="float">
            <text:p>2,465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227" calcext:value-type="float">
            <text:p>5,227</text:p>
          </table:table-cell>
          <table:table-cell table:style-name="ce44" office:value-type="float" office:value="236" calcext:value-type="float">
            <text:p>236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77" calcext:value-type="float">
            <text:p>2,277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465" calcext:value-type="float">
            <text:p>2,46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61" calcext:value-type="float">
            <text:p>61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309" calcext:value-type="float">
            <text:p>2,309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08" calcext:value-type="float">
            <text:p>1,008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116" calcext:value-type="float">
            <text:p>1,11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435" calcext:value-type="float">
            <text:p>2,435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96" calcext:value-type="float">
            <text:p>1,096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116" calcext:value-type="float">
            <text:p>1,116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126" calcext:value-type="float">
            <text:p><text:s text:c="7"/>－126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2979" calcext:value-type="float">
            <text:p>2,979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319" calcext:value-type="float">
            <text:p>1,319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349" calcext:value-type="float">
            <text:p>1,349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792" calcext:value-type="float">
            <text:p>2,792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81" calcext:value-type="float">
            <text:p>1,181</text:p>
          </table:table-cell>
          <table:table-cell table:style-name="ce46" office:value-type="float" office:value="21" calcext:value-type="float">
            <text:p>2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349" calcext:value-type="float">
            <text:p>1,34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87" calcext:value-type="float">
            <text:p>187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851" calcext:value-type="float">
            <text:p>85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76" calcext:value-type="float">
            <text:p>57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5" calcext:value-type="float">
            <text:p>395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9" calcext:value-type="float">
            <text:p>15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51" calcext:value-type="float">
            <text:p>1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456" calcext:value-type="float">
            <text:p>456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16" calcext:value-type="float">
            <text:p>41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79" calcext:value-type="float">
            <text:p>279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78" calcext:value-type="float">
            <text:p>7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7" calcext:value-type="float">
            <text:p>97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78" calcext:value-type="float">
            <text:p>7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98" calcext:value-type="float">
            <text:p>19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435" calcext:value-type="float">
            <text:p>4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7" calcext:value-type="float">
            <text:p>297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3" calcext:value-type="float">
            <text:p>7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258" calcext:value-type="float">
            <text:p>25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48" calcext:value-type="float">
            <text:p>5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7" calcext:value-type="float">
            <text:p>1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83" calcext:value-type="float">
            <text:p>48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58" calcext:value-type="float">
            <text:p>25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12" calcext:value-type="float">
            <text:p>21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90" calcext:value-type="float">
            <text:p>29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71" calcext:value-type="float">
            <text:p>27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7" calcext:value-type="float">
            <text:p><text:s text:c="7"/>－2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4" calcext:value-type="float">
            <text:p><text:s text:c="7"/>－1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3" calcext:value-type="float">
            <text:p><text:s text:c="7"/>－13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910.xls'#$''.$G$5]"/>
        <table:named-expression table:name="出生" table:base-cell-address="$遷徙.$A$1" table:expression="['file:///D:/123/d46/%E8%A1%A8%E4%B8%809910.xls'#$''.$V$14:.$V$34]"/>
        <table:named-expression table:name="月底人口數" table:base-cell-address="$遷徙.$A$1" table:expression="['file:///D:/123/d46/%E8%A1%A8%E4%B8%809910.xls'#$''.$AT$14:.$AU$34]"/>
        <table:named-expression table:name="死亡" table:base-cell-address="$遷徙.$A$1" table:expression="['file:///D:/123/d46/%E8%A1%A8%E4%B8%809910.xls'#$''.$Y$14:.$Y$34]"/>
        <table:named-expression table:name="結婚" table:base-cell-address="$遷徙.$A$1" table:expression="['file:///D:/123/d46/%E8%A1%A8%E4%B8%809910.xls'#$''.$L$14:.$L$34]"/>
        <table:named-expression table:name="鄰數戶數" table:base-cell-address="$遷徙.$A$1" table:expression="['file:///D:/123/d46/%E8%A1%A8%E4%B8%809910.xls'#$''.$AQ$14:.$AR$34]"/>
        <table:named-expression table:name="離婚" table:base-cell-address="$遷徙.$A$1" table:expression="['file:///D:/123/d46/%E8%A1%A8%E4%B8%8099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49:30</meta:creation-date>
    <dc:creator>user</dc:creator>
    <dc:date>2010-11-04T13:51:10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